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roman"/>
    <style:font-face style:name="DengXian" svg:font-family="DengXian" style:font-family-generic="modern" style:font-pitch="fixed" svg:panose-1="2 1 6 0 3 1 1 1 1 1"/>
    <style:font-face style:name="Arial" svg:font-family="Arial" style:font-family-generic="swiss" style:font-pitch="variable" svg:panose-1="2 11 6 4 2 2 2 2 2 4"/>
    <style:font-face style:name="Aptos Display" svg:font-family="Aptos Display" style:font-family-generic="roman"/>
    <style:font-face style:name="DengXian Light" svg:font-family="DengXian Light" style:font-family-generic="roman" svg:panose-1="0 0 0 0 0 0 0 0 0 0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I<text:s/>have just created a folder in my workspace for my work for this assignment</text:p>
      <text:p text:style-name="Normal">To do this<text:s/>I<text:s/>created a folder called arch assignment and inside this folder<text:s/>I<text:s/>created another folder called pictures<text:s/>I<text:s/>have just created a screenshot to prove this</text:p>
      <text:p text:style-name="Normal"/>
      <text:p text:style-name="Normal">I have now learnt<text:s/>about terminal and found a quick short cut for it<text:s/>I<text:s/>have done this by right clicking the folder<text:s/>I<text:s/>want it to be pointed to and pressed open with terminal this opened terminal and pointed it to the folder<text:s/>I<text:s/>want<text:s/>I<text:s/>then did git init</text:p>
      <text:p text:style-name="Normal"/>
      <text:p text:style-name="Normal">I<text:s/>have now just created my git hub repository<text:s/>I<text:s/>have done this by logging on to github<text:s/>clicking on the the green button new and naming my repository correctly and choosing the correct settings for my<text:s/>assignment</text:p>
      <text:p text:style-name="Normal"/>
      <text:p text:style-name="Normal">I<text:s/>have linked my local repository to git hub<text:s/>I<text:s/>have done this through the terminal with these commands<text:s/>git remote add origin<text:s/><text:a xlink:href="https://github.com/Kingnugget10101/ARCHOSC-Assignment-JakeRecord.git" office:target-frame-name="_top" xlink:show="replace"><text:span text:style-name="Hyperlink">https://github.com/Kingnugget10101/ARCHOSC-Assignment-JakeRecord.git</text:span></text:a></text:p>
      <text:p text:style-name="Normal">git pull origin main</text:p>
      <text:p text:style-name="Normal"/>
      <text:p text:style-name="Normal">this allows me to easily upload my work to the repository and also get my work</text:p>
      <text:p text:style-name="Normal"/>
      <text:p text:style-name="Normal">I<text:s/>have created my website<text:s/>using<text:s/>visual<text:s/>studio<text:s/>I<text:s/>have done this with html code and put it into my workspace folder and named t index with the file name extension html</text:p>
      <text:p text:style-name="Normal"/>
      <text:p text:style-name="Normal">I<text:s/>have just<text:s/>committed<text:s/>and uploaded my work to git hub<text:s/>I<text:s/>have done that with git commit command and uploaded a picture to my work<text:s/>folder</text:p>
      <text:p text:style-name="Normal">Ihave just pushed<text:s/>my work to the GitHub<text:s/>repository and taken a picture<text:s/>I<text:s/>have done this buy using the terminal and git push u -origin main</text:p>
      <text:p text:style-name="Normal"/>
      <text:p text:style-name="Normal">I<text:s/>have changed my website twice<text:s/>I<text:s/>have done this by changing the placement for the name and the background colour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roman"/>
    <style:font-face style:name="DengXian" svg:font-family="DengXian" style:font-family-generic="modern" style:font-pitch="fixed" svg:panose-1="2 1 6 0 3 1 1 1 1 1"/>
    <style:font-face style:name="Arial" svg:font-family="Arial" style:font-family-generic="swiss" style:font-pitch="variable" svg:panose-1="2 11 6 4 2 2 2 2 2 4"/>
    <style:font-face style:name="Aptos Display" svg:font-family="Aptos Display" style:font-family-generic="roman"/>
    <style:font-face style:name="DengXian Light" svg:font-family="DengXian Light" style:font-family-generic="roman" svg:panose-1="0 0 0 0 0 0 0 0 0 0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DengXi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DengXian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DengXian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DengXian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DengXian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DengXian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DengXian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DengXian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DengXian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DengXian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DengXian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DengXian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DengXian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DengXian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DengXian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DengXian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DengXian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DengXian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DengXian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DengXian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KE RECORD</meta:initial-creator>
    <dc:creator>JAKE RECORD</dc:creator>
    <meta:creation-date>2026-02-17T12:14:00Z</meta:creation-date>
    <dc:date>2026-02-17T12:14:00Z</dc:date>
    <meta:template xlink:href="Normal.dotm" xlink:type="simple"/>
    <meta:editing-cycles>2</meta:editing-cycles>
    <meta:editing-duration>PT0S</meta:editing-duration>
    <meta:document-statistic meta:page-count="1" meta:paragraph-count="3" meta:word-count="244" meta:character-count="1637" meta:row-count="11" meta:non-whitespace-character-count="1396"/>
  </office:meta>
</office:document-meta>
</file>